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paragraph-properties fo:margin-top="0cm" fo:margin-bottom="0cm" loext:contextual-spacing="false" fo:orphans="2" fo:widows="2" fo:padding="0cm" fo:border="none"/>
      <style:text-properties fo:color="#000000" style:font-name="Liberation Serif" fo:font-size="12pt" style:font-size-asian="12pt" style:font-size-complex="12pt"/>
    </style:style>
    <style:style style:name="P2" style:family="paragraph" style:parent-style-name="Text_20_body">
      <style:paragraph-properties fo:margin-top="0cm" fo:margin-bottom="0cm" loext:contextual-spacing="false" fo:orphans="2" fo:widows="2" fo:padding="0cm" fo:border="none"/>
      <style:text-properties fo:color="#000000" style:font-name="Liberation Serif" fo:font-size="12pt" fo:font-weight="bold" officeooo:rsid="00055eb8" officeooo:paragraph-rsid="00055eb8" style:font-size-asian="12pt" style:font-weight-asian="bold" style:font-size-complex="12pt" style:font-weight-complex="bold"/>
    </style:style>
    <style:style style:name="P3" style:family="paragraph" style:parent-style-name="Text_20_body">
      <style:paragraph-properties fo:margin-top="0cm" fo:margin-bottom="0cm" loext:contextual-spacing="false" fo:orphans="2" fo:widows="2" fo:padding="0cm" fo:border="none"/>
      <style:text-properties fo:color="#000000" style:font-name="Liberation Serif" fo:font-size="12pt" fo:font-weight="bold" officeooo:rsid="0006bd3a" officeooo:paragraph-rsid="0006bd3a" style:font-size-asian="12pt" style:font-weight-asian="bold" style:font-size-complex="12pt" style:font-weight-complex="bold"/>
    </style:style>
    <style:style style:name="P4" style:family="paragraph" style:parent-style-name="Standard">
      <style:text-properties officeooo:rsid="0002fc9d" officeooo:paragraph-rsid="0002fc9d"/>
    </style:style>
    <style:style style:name="P5" style:family="paragraph" style:parent-style-name="Standard">
      <style:paragraph-properties fo:text-align="center" style:justify-single-word="false"/>
      <style:text-properties officeooo:rsid="0002fc9d" officeooo:paragraph-rsid="0002fc9d"/>
    </style:style>
    <style:style style:name="P6" style:family="paragraph" style:parent-style-name="Standard">
      <style:text-properties fo:font-size="14pt" fo:font-weight="bold" officeooo:rsid="0002fc9d" officeooo:paragraph-rsid="0002fc9d" style:font-size-asian="14pt" style:font-weight-asian="bold" style:font-size-complex="14pt" style:font-weight-complex="bold"/>
    </style:style>
    <style:style style:name="P7" style:family="paragraph" style:parent-style-name="Standard">
      <style:text-properties fo:font-weight="bold" officeooo:rsid="0002fc9d" officeooo:paragraph-rsid="0002fc9d" style:font-weight-asian="bold" style:font-weight-complex="bold"/>
    </style:style>
    <style:style style:name="P8" style:family="paragraph" style:parent-style-name="Standard">
      <style:text-properties fo:font-weight="bold" officeooo:rsid="0004ebd4" officeooo:paragraph-rsid="0004ebd4" style:font-weight-asian="bold" style:font-weight-complex="bold"/>
    </style:style>
    <style:style style:name="P9" style:family="paragraph" style:parent-style-name="Standard">
      <style:text-properties officeooo:paragraph-rsid="0004ebd4"/>
    </style:style>
    <style:style style:name="P10" style:family="paragraph" style:parent-style-name="Standard">
      <style:text-properties officeooo:paragraph-rsid="0006bd3a"/>
    </style:style>
    <style:style style:name="P11" style:family="paragraph" style:parent-style-name="Standard">
      <style:text-properties fo:color="#000000" fo:font-weight="bold" officeooo:rsid="0004ebd4" officeooo:paragraph-rsid="0004ebd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4ebd4" style:font-weight-asian="bold"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officeooo:rsid="0003ddbb"/>
    </style:style>
    <style:style style:name="T5" style:family="text">
      <style:text-properties officeooo:rsid="0003f0b8"/>
    </style:style>
    <style:style style:name="T6" style:family="text">
      <style:text-properties fo:font-weight="normal" style:font-weight-asian="normal" style:font-weight-complex="normal"/>
    </style:style>
    <style:style style:name="T7" style:family="text">
      <style:text-properties fo:font-weight="normal" officeooo:rsid="0004ebd4" style:font-weight-asian="normal" style:font-weight-complex="normal"/>
    </style:style>
    <style:style style:name="T8" style:family="text">
      <style:text-properties fo:font-weight="normal" officeooo:rsid="0007c3cd" style:font-weight-asian="normal" style:font-weight-complex="normal"/>
    </style:style>
    <style:style style:name="T9"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7c3cd" style:text-blinking="false" fo:background-color="#ffffff" loext:char-shading-value="0" style:font-size-asian="12pt" style:font-size-complex="12pt"/>
    </style:style>
    <style:style style:name="T10"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07c3cd" style:text-blinking="false" fo:background-color="#ffffff" loext:char-shading-value="0" style:font-size-asian="12pt" style:font-size-complex="12pt"/>
    </style:style>
    <style:style style:name="T11"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07c3cd" style:text-blinking="false" fo:background-color="#ffffff" loext:char-shading-value="0" style:font-size-asian="12pt" style:font-size-complex="12pt"/>
    </style:style>
    <style:style style:name="T12"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07c3cd" style:text-blinking="false" fo:background-color="#ffffff" loext:char-shading-value="0" style:font-size-asian="12pt" style:font-size-complex="12pt"/>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55eb8" style:text-blinking="false"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55eb8" style:text-blinking="false" style:font-size-asian="12pt" style:font-size-complex="12pt"/>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6bd3a" style:text-blinking="false" style:font-size-asian="12pt" style:font-size-complex="12pt"/>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7c3cd" style:text-blinking="false" style:font-size-asian="12pt" style:font-size-complex="12pt"/>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6bd3a" style:text-blinking="false" fo:background-color="#ffffff" loext:char-shading-value="0" style:font-size-asian="12pt" style:font-size-complex="12pt"/>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7c3cd" style:text-blinking="false" fo:background-color="#ffffff" loext:char-shading-value="0" style:font-size-asian="12pt" style:font-size-complex="12pt"/>
    </style:style>
    <style:style style:name="T21" style:family="text">
      <style:text-properties fo:font-variant="normal" fo:text-transform="none" style:text-line-through-style="none" style:text-line-through-type="none" fo:letter-spacing="normal" fo:font-style="normal" style:text-underline-style="none" fo:font-weight="normal" style:text-blinking="false"/>
    </style:style>
    <style:style style:name="T22" style:family="text">
      <style:text-properties fo:font-variant="normal" fo:text-transform="none" style:text-line-through-style="none" style:text-line-through-type="none" fo:letter-spacing="normal" fo:font-style="normal" style:text-underline-style="none" fo:font-weight="normal" officeooo:rsid="00055eb8" style:text-blinking="false"/>
    </style:style>
    <style:style style:name="T23" style:family="text">
      <style:text-properties fo:font-variant="normal" fo:text-transform="none" style:text-line-through-style="none" style:text-line-through-type="none" fo:letter-spacing="normal" fo:font-style="normal" style:text-underline-style="none" fo:font-weight="normal" style:text-blinking="false" style:font-weight-asian="normal" style:font-weight-complex="normal"/>
    </style:style>
    <style:style style:name="T24" style:family="text">
      <style:text-properties fo:font-variant="normal" fo:text-transform="none" style:text-line-through-style="none" style:text-line-through-type="none" fo:letter-spacing="normal" fo:font-style="normal" style:text-underline-style="none" fo:font-weight="normal" officeooo:rsid="00069172" style:text-blinking="false" style:font-weight-asian="normal" style:font-weight-complex="normal"/>
    </style:style>
    <style:style style:name="T25" style:family="text">
      <style:text-properties fo:font-variant="normal" fo:text-transform="none" style:text-line-through-style="none" style:text-line-through-type="none" fo:letter-spacing="normal" fo:font-style="normal" style:text-underline-style="none" fo:font-weight="normal" officeooo:rsid="0006bd3a" style:text-blinking="false" style:font-weight-asian="normal" style:font-weight-complex="normal"/>
    </style:style>
    <style:style style:name="T26" style:family="text">
      <style:text-properties fo:font-variant="normal" fo:text-transform="none" style:text-line-through-style="none" style:text-line-through-type="none" fo:letter-spacing="normal" fo:font-style="normal" style:text-underline-style="none" fo:font-weight="normal" officeooo:rsid="0007c3cd" style:text-blinking="false" style:font-weight-asian="normal" style:font-weight-complex="normal"/>
    </style:style>
    <style:style style:name="T27" style:family="text">
      <style:text-properties fo:font-variant="normal" fo:text-transform="none" style:text-line-through-style="none" style:text-line-through-type="none" fo:letter-spacing="normal" fo:font-style="normal" style:text-underline-style="none" style:text-blinking="false"/>
    </style:style>
    <style:style style:name="T28" style:family="text">
      <style:text-properties fo:font-variant="normal" fo:text-transform="none" style:text-line-through-style="none" style:text-line-through-type="none" fo:letter-spacing="normal" fo:font-style="normal" style:text-underline-style="none" officeooo:rsid="0006bd3a" style:text-blinking="false"/>
    </style:style>
    <style:style style:name="T29" style:family="text">
      <style:text-properties fo:font-variant="normal" fo:text-transform="none" fo:letter-spacing="normal" fo:font-style="normal" fo:font-weight="normal"/>
    </style:style>
    <style:style style:name="T30" style:family="text">
      <style:text-properties fo:color="#000000" style:font-name="Liberation Serif" fo:font-size="12pt" fo:font-weight="normal" officeooo:rsid="0004ebd4" style:font-size-asian="12pt" style:font-weight-asian="normal" style:font-size-complex="12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span text:style-name="T3"> Łódź</text:span></text:p>
      <text:p text:style-name="P4">Łódź położona jest w środkowej części województwa łódzkiego. Jest trzecim pod względem liczby ludności miastem w Polsce po Warszawie i Krakowie.<text:tab/></text:p>
      <text:p text:style-name="P6">Funkcje miasta</text:p>
      <text:p text:style-name="P7">1. Administracyjna</text:p>
      <text:p text:style-name="P4"><text:tab/>Łódź jest siedzibą władz wojewódzkich. Pełni rolę jednolitej gminy miejskiej na prawach powiatu. Jednostką organizacyjną jest urząd miasta, na czele którego stoi prezydent, który w zakresie realizacji uchwał ma do dyspozycji Radę Miejską. Siedzibą Urzędu Miasta Łodzi jest były pałac Juliusza Heinzla.</text:p>
      <text:p text:style-name="P4"><text:span text:style-name="T1">2. Przemysłowa</text:span></text:p>
      <text:p text:style-name="P4"><text:tab/>W latach powojennych Łódź <text:span text:style-name="T5">słynęła</text:span> z licznych fabryk włókienniczych co obecnie ma mniejsze znaczenie. W branży pozostały: Redan S.A., Monnari i Zakłady Tekstylno- Konfekcyjne Teofilów. Obecnie duże znaczenie dla miasta ma rozwój nowych technologii. Należą do nich: BPO (centra dla zaplecza biznesowego), logistyka i AGD. <text:s/><text:span text:style-name="T4">Znajdują się tutaj również firmy Indesit i Bosch produkujące sprzęt AGD. W Łodzi znajduje się największa na świecie fabryka Gillette. W Łodzi powstała również w 2007 roku fabryka informatycznej firmy Dell. Dzięki powstaniu Łódzkiego Okręgu Przemysłowego i Łódzkiej <text:s text:c="2"/>Specjalnej Strefy Ekonomicznej inwestorzy coraz chętniej tworzą zakłady pracy. Przez tworzenie się nowych miejsc pracy stopniowo spada bezrobocie w regionie, które po upadku przemysłu włókienniczego wynosiło 17% a obecnie ma około 10%.</text:span></text:p>
      <text:p text:style-name="P7">3. Transportowa</text:p>
      <text:p text:style-name="P4"><text:tab/><text:span text:style-name="T5">W drugiej połowie XIXw. rozwój włókiennictwa wywarł ogromny wpływ na otwarcie w 1865r. linii kolejowej Fabryczno- Łódzkiej do Koluszek na trasie kolei Warszawsko-Wiedeńskiej. Obecnie Łódź stanowi ważny węzeł komunikacyjny. Przebiegają tędy autostrady, drogi ekspresowe i krajowe. Na terenie miasta znajduje się kilka dworców autobusowych. Działa linia kolejowa z dworcem głównym jakim jest Łódź Fabryczna, oraz kilka mniejszych stacji i przystanków kolejowych na terenie województwa działa Łódzka Kolej Aglomeracyjna obsługiwana przez składy typu Flirt 3. Na terenie miasta działa komunikacja tramwajowa od 1898r. Obecnie komunikacja tramwajowa gruntowną modernizację, większość taboru tramwajowego stanowią Konstal 805Na. Na terenie miasta Łodzi znajduje się lotnisko międzynarodowe – port lotniczy Łódź- Lublinek im. Władysława Reymonta. Znajdują się również dwa lądowiska sanitarne. Przez miasto przebiegają trasy ośmiu szlaków rowerowych o łącznej długości 130km.</text:span></text:p>
      <text:p text:style-name="P8">4. Edukacyjna</text:p>
      <text:p text:style-name="P9"><text:span text:style-name="T2"><text:tab/></text:span><text:span text:style-name="T7">W Łodzi znajduje się oddział Polskiej Akademii Nauk. W mieście funkcjonuje obecnie 28 uczelni. 6 </text:span><text:span text:style-name="T8">państwowych</text:span><text:span text:style-name="T7"> do których należą:</text:span><text:span text:style-name="T30"> </text:span><text:span text:style-name="T13">Akademia Muzyczna im. Grażyny i Kiejstuta Bacewiczów</text:span><text:span text:style-name="T14">, </text:span><text:span text:style-name="T15">Akademia Sztuk Pięknych im. Władysława Strzemińskiego,,Państwowa Wyższa Szkoła Filmowa, Telewizyjna i Teatralna im. Leona Schillera, Politechnika Łódzka, Uniwersytet Łódzki, Uniwersytet Medyczn</text:span><text:span text:style-name="T16">y oraz 22 uczelnie niepubliczne. W mieście znajduje się szereg </text:span><text:span text:style-name="T18">instytutów</text:span><text:span text:style-name="T16"> badawczo- naukowych np. Centrum Badań Molekularnych i Makromolekularnych PAN</text:span></text:p>
      <text:list xml:id="list1671965745" text:style-name="L2">
        <text:list-header>
          <text:p text:style-name="P1"><text:span text:style-name="T21">Instytut Biologii Medycznej PAN, Instytut Archeologii i Etnologii PAN</text:span><text:span text:style-name="T29">– Ośrodek Badań nad Dawnymi Technologiami, </text:span><text:span text:style-name="T21">Instytut Centrum Zdrowia Matki Polki, Instytut Medycyny Pracy im. prof. Jerzego Nofera. </text:span><text:span text:style-name="T22">Znajdują się tutaj również liczne biblioteki prowadzone przez szkoły, instytucje naukowe, szkoły wyższe a także samorząd Łodzi.</text:span></text:p>
        </text:list-header>
      </text:list>
      <text:p text:style-name="P2"><text:span text:style-name="T27">5. Religijna</text:span></text:p>
      <text:p text:style-name="P2"><text:span text:style-name="T27"><text:tab/></text:span><text:span text:style-name="T23">Łódź jest siedzibą metropolii łódzkiej kościoła rzymskokatolickiego. Znajduję się tutaj również diecezja łódzko- poznańska kościoła prawosławnego oraz diecezja śląsko- łódzka Kościoła Starokatolickiego Mariawitów. Na terenie miasta znajdują się również obiekty kultu innych religii jak Buddyzmu czy Judaizmu. Wiele kościołów zostało uznanych za zabytki.</text:span></text:p>
      <text:p text:style-name="P2"><text:span text:style-name="T23"/></text:p>
      <text:p text:style-name="P2"><text:span text:style-name="T23"/></text:p>
      <text:p text:style-name="P2"><text:soft-page-break/><text:span text:style-name="T27">6. Usługowo- Handlowa</text:span></text:p>
      <text:p text:style-name="P2"><text:span text:style-name="T27"><text:tab/></text:span><text:span text:style-name="T23">Na terenie Łodzi mają swoją </text:span><text:span text:style-name="T26">siedzibę</text:span><text:span text:style-name="T23"> takie banki jak </text:span><text:span text:style-name="T24">PKO BP, Idea Bank, Nest Bank oraz wiele innych. Powstały liczne </text:span><text:span text:style-name="T26">centra</text:span><text:span text:style-name="T24"> handlowe m. in. M1, Galeria Łódzka, Sukcesja. W 2010 roku otwarto centrum handlowe Port Łódź, jedno z największych w Polsce, którego głównym najemcą jest IKEA. W mieście znajduje się około 30 hoteli o różnym standardzie. Niektóre z nich oferują usługi z zakresu odnowy biologicznej. W mieście </text:span><text:span text:style-name="T26">znajdują</text:span><text:span text:style-name="T24"> się liczne zakłady fryzjerskie, siłownie i baseny. </text:span><text:span text:style-name="T25">Jak w każdym mieście można skorzystać z usług: hydraulików, elektryków, firm sprzątających i z zakresu kosmetologii.</text:span></text:p>
      <text:p text:style-name="P3"><text:span text:style-name="T28">7. </text:span><text:span text:style-name="T27">Turystyczna</text:span></text:p>
      <text:p text:style-name="P10"><text:span text:style-name="T16"><text:tab/>Ł</text:span><text:span text:style-name="T17">ódź uzyskała prawa miejskie w XV wieku, jednak z tamtego okresu nie zachowały się budowle. Większość zabytków pochodzi z XIX i XX wieku. W rejestrze zabytków znaduje się ok. 350 obiektów. Należą do nich: </text:span><text:span text:style-name="T19">Centralne Muzeum Włókiennictwa, neogotycka bazylika archikatedralna (jeden z najwyższych obiektów w Polsce, ponad 100 metry wysokości), neobarokowy pałac Izraela Poznańskiego (obecnie Muzeum Miasta Łodzi), przędzalnia na Księżym Młynie, neorenesansowy pałac Edwarda Herbsta (obecnie Muzeum Sztuki), w którym można zobaczyć orginalne wnętrza mieszkalne z przełomu XIX i XX wieku. Część obiektów pofabrycznych przystosowana jest obecnie do celów hotelarskich. </text:span><text:span text:style-name="T20">Na terenie miasta znajdują się liczne pałace będące rezydencjami rodów fabrykantów, część z nich jest udostępniona do zwiedzania. Łódź obfituje w liczną architekturę sakralną. Warty odwiedzenia jest ogród botaniczny, na terenie którego znajduję się łódzka palmiarnia. Największymi atrakcjami turystycznymi są: Ulica Piotrkowska, Cmentarz Żydowski, Aquapark Fala, Łódzkie ZOO. </text:span></text:p>
      <text:p text:style-name="P11"><text:span text:style-name="T6"/></text:p>
      <text:p text:style-name="P8"/>
      <text:p text:style-name="P8"/>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7:34:06.048000000</meta:creation-date>
    <dc:date>2017-12-12T19:06:22.892000000</dc:date>
    <meta:editing-duration>PT10S</meta:editing-duration>
    <meta:editing-cycles>1</meta:editing-cycles>
    <meta:document-statistic meta:table-count="0" meta:image-count="0" meta:object-count="0" meta:page-count="2" meta:paragraph-count="18" meta:word-count="704" meta:character-count="5208" meta:non-whitespace-character-count="4508"/>
    <meta:generator>LibreOffice/5.4.2.2$Windows_x86 LibreOffice_project/22b09f6418e8c2d508a9eaf86b2399209b0990f4</meta:generator>
  </office:meta>
</office:document-meta>
</file>